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6.906cm"/>
    </style:style>
    <style:style style:name="Tabelle4.B" style:family="table-column">
      <style:table-column-properties style:column-width="10.107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d3d7cf"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3" style:family="table">
      <style:table-properties style:width="14.896cm" table:align="margins"/>
    </style:style>
    <style:style style:name="Tabelle3.A" style:family="table-column">
      <style:table-column-properties style:column-width="4.965cm" style:rel-column-width="21845*"/>
    </style:style>
    <style:style style:name="Tabelle3.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Table_20_Contents">
      <style:text-properties fo:color="#000000" style:font-name="Liberation Sans" fo:font-size="10pt" officeooo:rsid="000c1db0" officeooo:paragraph-rsid="000c1db0" style:font-size-asian="10pt" style:font-size-complex="10pt"/>
    </style:style>
    <style:style style:name="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4" style:family="paragraph" style:parent-style-name="Table_20_Contents">
      <style:text-properties fo:color="#000000" style:font-name="Liberation Sans" fo:font-size="10pt" officeooo:rsid="00136569" officeooo:paragraph-rsid="00136569"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153063" officeooo:paragraph-rsid="00153063"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Text_20_body">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0d60a6" style:font-size-asian="12pt" style:font-size-complex="12pt"/>
    </style:style>
    <style:style style:name="P9" style:family="paragraph" style:parent-style-name="Text_20_body">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2044f5"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211b24"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0a7932"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36569"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0a7932"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188fd5"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2044f5"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1a8237"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1a8237"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c5d7e"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88fd5"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6d078" style:font-size-asian="14pt" style:font-weight-asian="bold" style:font-size-complex="14pt" style:font-weight-complex="bold"/>
    </style:style>
    <style:style style:name="P27"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c5d7e"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style:font-name="Liberation Sans" officeooo:rsid="000a7932" officeooo:paragraph-rsid="000a7932"/>
    </style:style>
    <style:style style:name="P29" style:family="paragraph" style:parent-style-name="Standard" style:list-style-name="L1">
      <style:paragraph-properties fo:line-height="150%" fo:text-align="justify" style:justify-single-word="false"/>
      <style:text-properties style:font-name="Liberation Sans" officeooo:rsid="000a7932" officeooo:paragraph-rsid="000a7932"/>
    </style:style>
    <style:style style:name="P30" style:family="paragraph" style:parent-style-name="Standard" style:list-style-name="L2">
      <style:paragraph-properties fo:line-height="150%" fo:text-align="justify" style:justify-single-word="false"/>
      <style:text-properties style:font-name="Liberation Sans" officeooo:rsid="000a7932" officeooo:paragraph-rsid="000a7932"/>
    </style:style>
    <style:style style:name="P31" style:family="paragraph" style:parent-style-name="Standard" style:list-style-name="L1">
      <style:paragraph-properties fo:line-height="150%" fo:text-align="justify" style:justify-single-word="false"/>
      <style:text-properties style:font-name="Liberation Sans" fo:font-size="11pt" officeooo:rsid="000c1db0" officeooo:paragraph-rsid="000c1db0" style:font-size-asian="11pt" style:font-size-complex="11pt"/>
    </style:style>
    <style:style style:name="P32" style:family="paragraph" style:parent-style-name="Standard" style:list-style-name="L2">
      <style:paragraph-properties fo:line-height="150%" fo:text-align="justify" style:justify-single-word="false"/>
      <style:text-properties style:font-name="Liberation Sans" fo:font-size="11pt" officeooo:rsid="000c1db0" officeooo:paragraph-rsid="000c1db0" style:font-size-asian="11pt" style:font-size-complex="11pt"/>
    </style:style>
    <style:style style:name="P3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style:font-name="Liberation Sans" officeooo:rsid="0016d078" officeooo:paragraph-rsid="0016d078"/>
    </style:style>
    <style:style style:name="P36" style:family="paragraph" style:parent-style-name="Standard">
      <style:paragraph-properties fo:line-height="150%" fo:text-align="justify" style:justify-single-word="false"/>
      <style:text-properties style:font-name="Liberation Sans" officeooo:rsid="000d60a6" officeooo:paragraph-rsid="000d60a6"/>
    </style:style>
    <style:style style:name="P3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8" style:family="paragraph" style:parent-style-name="Standard">
      <style:paragraph-properties fo:line-height="150%" fo:text-align="center"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39"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40"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6d078" style:font-size-asian="15pt" style:font-weight-asian="bold" style:font-size-complex="15pt" style:font-weight-complex="bold"/>
    </style:style>
    <style:style style:name="P4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a8237" style:font-size-asian="15pt" style:font-weight-asian="bold" style:font-size-complex="15pt" style:font-weight-complex="bold"/>
    </style:style>
    <style:style style:name="P42" style:family="paragraph" style:parent-style-name="Table_20_Contents">
      <style:paragraph-properties fo:line-height="150%" fo:text-align="justify" style:justify-single-word="false"/>
      <style:text-properties fo:color="#16335d" style:font-name="Liberation Sans" fo:font-size="12pt" fo:font-weight="bold" officeooo:rsid="000a7932" officeooo:paragraph-rsid="001ae4de" style:font-size-asian="12pt" style:font-weight-asian="bold" style:font-size-complex="12pt" style:font-weight-complex="bold"/>
    </style:style>
    <style:style style:name="P43" style:family="paragraph" style:parent-style-name="Table_20_Contents">
      <style:paragraph-properties fo:line-height="150%" fo:text-align="justify" style:justify-single-word="false"/>
      <style:text-properties fo:color="#16335d" style:font-name="Liberation Sans" fo:font-weight="bold" officeooo:rsid="000a7932" officeooo:paragraph-rsid="000a7932" style:font-weight-asian="bold" style:font-weight-complex="bold"/>
    </style:style>
    <style:style style:name="P44" style:family="paragraph" style:parent-style-name="Table_20_Contents">
      <style:paragraph-properties fo:line-height="150%" fo:text-align="justify" style:justify-single-word="false"/>
      <style:text-properties style:font-name="Liberation Sans" fo:font-size="12pt" officeooo:rsid="001ae4de" officeooo:paragraph-rsid="001ae4de" style:font-size-asian="12pt" style:font-size-complex="12pt"/>
    </style:style>
    <style:style style:name="P45" style:family="paragraph" style:parent-style-name="Table_20_Contents">
      <style:paragraph-properties fo:line-height="150%" fo:text-align="justify" style:justify-single-word="false"/>
      <style:text-properties style:font-name="Liberation Sans" fo:font-weight="bold" style:font-weight-asian="bold" style:font-weight-complex="bold"/>
    </style:style>
    <style:style style:name="P46" style:family="paragraph" style:parent-style-name="Table_20_Contents">
      <style:paragraph-properties fo:line-height="150%" fo:text-align="justify" style:justify-single-word="false"/>
      <style:text-properties style:font-name="Liberation Sans" officeooo:rsid="000a7932" officeooo:paragraph-rsid="000a7932"/>
    </style:style>
    <style:style style:name="P47" style:family="paragraph" style:parent-style-name="Table_20_Contents">
      <style:paragraph-properties fo:line-height="150%" fo:text-align="justify" style:justify-single-word="false"/>
      <style:text-properties style:font-name="Liberation Sans"/>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officeooo:rsid="00211b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8">Projektplan</text:p>
      <text:p text:style-name="P38"/>
      <text:p text:style-name="P33"/>
      <text:p text:style-name="P39">1. Einleitung</text:p>
      <text:p text:style-name="P39"/>
      <text:p text:style-name="P13">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13"/>
      <text:p text:style-name="P39">2. Beschreibung des Projektes</text:p>
      <text:p text:style-name="P15"/>
      <text:p text:style-name="P23">2.1 Einleitung in die Thematik</text:p>
      <text:p text:style-name="P23"/>
      <text:p text:style-name="P16">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text:soft-page-break/>Einführung der Mathematik an den Grundschulen oder an den weiterführenden Kursen in der High School oder ähnlichen Einrichtungen.</text:p>
      <text:p text:style-name="P16"><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14"/>
      <text:p text:style-name="P34">2.2 Erklärung des Projektumfangs</text:p>
      <text:p text:style-name="P34"/>
      <text:p text:style-name="P18">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text:soft-page-break/>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p text:style-name="P18"/>
      <text:p text:style-name="P40">3. Projekt<text:span text:style-name="T6">randbedingungen</text:span></text:p>
      <text:p text:style-name="P40"/>
      <text:p text:style-name="P25">3.1 Rollenverteilung der Beteiligten</text:p>
      <text:p text:style-name="P25"/>
      <text:p text:style-name="P19">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9">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text:span><text:soft-page-break/><text:span text:style-name="T4">Entwicklerteams die Aufgabe zugeteilt, die Dokumentation des Prototypen zu verfassen und primär zu verantworten. </text:span></text:p>
      <text:p text:style-name="P21">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irgendwo Unklarheiten entstehen oder Probleme verursacht werden, so steht der Scrummaster dem Team unterstützend zur Verfügung. </text:p>
      <text:p text:style-name="P22">Andreas Glaser wird Scrummaster und Teamleiter beratend zur Seite stehen, da er derjenige ist, der im Team die meiste Erfahrung mit dem Vorgehensmodell Scrum ist. Zusätzlich übernimmt er die Aufgabe eines Entwicklers. </text:p>
      <text:p text:style-name="P22">Christa Strauß hat die Verantwortung für das Testen der Codeabschnitte übernommen. Zudem arbeitet sie auch als Entwicklerin. </text:p>
      <text:p text:style-name="P22">Tina Amann hat die Aufgabe des Entwickelns von Scripten auf dem Server übertragen bekommen, auch sie wird nebenbei als Entwicklerin fungieren. </text:p>
      <text:p text:style-name="P22">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22"/>
      <text:p text:style-name="P22">Zusammenfassende Tabelle der Rollenverteilung:</text:p>
      <text:p text:style-name="P22"/>
      <table:table table:name="Tabelle4" table:style-name="Tabelle4">
        <table:table-column table:style-name="Tabelle4.A"/>
        <table:table-column table:style-name="Tabelle4.B"/>
        <table:table-row table:style-name="Tabelle4.1">
          <table:table-cell table:style-name="Tabelle4.A1" office:value-type="string">
            <text:p text:style-name="P42">Name des Beteiligten</text:p>
          </table:table-cell>
          <table:table-cell table:style-name="Tabelle4.B1" office:value-type="string">
            <text:p text:style-name="P42">Aufgabenzuteilung</text:p>
          </table:table-cell>
        </table:table-row>
        <table:table-row>
          <table:table-cell table:style-name="Tabelle4.A8" office:value-type="string">
            <text:p text:style-name="P44">Prof. Dr. Jürgen Heym</text:p>
          </table:table-cell>
          <table:table-cell table:style-name="Tabelle4.B8" office:value-type="string">
            <text:p text:style-name="P44">Auftraggeber</text:p>
          </table:table-cell>
        </table:table-row>
        <table:table-row>
          <table:table-cell table:style-name="Tabelle4.A8" office:value-type="string">
            <text:p text:style-name="P44">Andreas Glaser</text:p>
          </table:table-cell>
          <table:table-cell table:style-name="Tabelle4.B8" office:value-type="string">
            <text:p text:style-name="P44">Entwickler, Beratung bei Fragen zu Scrum</text:p>
          </table:table-cell>
        </table:table-row>
        <text:soft-page-break/>
        <table:table-row>
          <table:table-cell table:style-name="Tabelle4.A8" office:value-type="string">
            <text:p text:style-name="P44">Andreas Khouri</text:p>
          </table:table-cell>
          <table:table-cell table:style-name="Tabelle4.B8" office:value-type="string">
            <text:p text:style-name="P44">Verantwortlicher für Backups/ Recovery</text:p>
          </table:table-cell>
        </table:table-row>
        <table:table-row>
          <table:table-cell table:style-name="Tabelle4.A8" office:value-type="string">
            <text:p text:style-name="P44">Christa Strauß</text:p>
          </table:table-cell>
          <table:table-cell table:style-name="Tabelle4.B8" office:value-type="string">
            <text:p text:style-name="P44">Entwicklerin, Verantwortliche für Tests</text:p>
          </table:table-cell>
        </table:table-row>
        <table:table-row>
          <table:table-cell table:style-name="Tabelle4.A8" office:value-type="string">
            <text:p text:style-name="P44">Dzianis Brysiuk</text:p>
          </table:table-cell>
          <table:table-cell table:style-name="Tabelle4.B8" office:value-type="string">
            <text:p text:style-name="P44">Scrum Master</text:p>
          </table:table-cell>
        </table:table-row>
        <table:table-row>
          <table:table-cell table:style-name="Tabelle4.A8" office:value-type="string">
            <text:p text:style-name="P44">Noah Lehmann</text:p>
          </table:table-cell>
          <table:table-cell table:style-name="Tabelle4.B8" office:value-type="string">
            <text:p text:style-name="P44">Teamleiter, Verantwortlich für Dokumentation</text:p>
          </table:table-cell>
        </table:table-row>
        <table:table-row>
          <table:table-cell table:style-name="Tabelle4.A8" office:value-type="string">
            <text:p text:style-name="P44">Tina Amann</text:p>
          </table:table-cell>
          <table:table-cell table:style-name="Tabelle4.B8" office:value-type="string">
            <text:p text:style-name="P44">Entwicklerin, Verantwortlich für Serverseitige Scripts</text:p>
          </table:table-cell>
        </table:table-row>
      </table:table>
      <text:p text:style-name="P41"/>
      <text:p text:style-name="P41"/>
      <text:p text:style-name="P26"><text:span text:style-name="T6">3.2</text:span> Vorgehensmodell</text:p>
      <text:p text:style-name="P17"/>
      <text:p text:style-name="P35">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28"/>
      <text:p text:style-name="P27">3.3 Vorgegebene Hard-/ Software</text:p>
      <text:p text:style-name="P27"/>
      <text:p text:style-name="P20">Als Grundlage für deren Arbeit wurde <text:span text:style-name="T7">dem Entwicklerteam von Auftraggeber Prof. Dr. Jürgen Heym ein Serverzugang auf eine virtuelle Maschine zugeteilt. Diese virtuelle Maschine läuft unter der Virtualisierungssoftware VMWare (von </text:span><text:soft-page-break/><text:span text:style-name="T7">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is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0">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24"/>
      <text:p text:style-name="P27">3.4 Entwicklertools</text:p>
      <text:p text:style-name="P27"/>
      <text:p text:style-name="P11">Das Entwicklerteam hat sich nach Absprache im ersten Teammeeting <text:span text:style-name="T8">auf folgende Entwicklertools geeinigt; Für die Koordinierung der agilen Vorgehensweise wird die Projektmanagementsoftware Trello genutzt. Diese ist </text:span><text:soft-page-break/><text:span text:style-name="T8">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span></text:p>
      <text:p text:style-name="P12"/>
      <text:p text:style-name="P28">Lorem ipsum dolor sit</text:p>
      <text:p text:style-name="P28"/>
      <text:list xml:id="list899751846" text:style-name="L1">
        <text:list-item>
          <text:p text:style-name="P29">Listenpunkt</text:p>
        </text:list-item>
        <text:list-item>
          <text:p text:style-name="P29">…</text:p>
          <text:list>
            <text:list-item>
              <text:p text:style-name="P31">Unterpunkt</text:p>
            </text:list-item>
          </text:list>
        </text:list-item>
      </text:list>
      <text:p text:style-name="P28"/>
      <text:list xml:id="list3625456359" text:style-name="L2">
        <text:list-item>
          <text:p text:style-name="P30">Aufzählungspunkt</text:p>
          <text:list>
            <text:list-item>
              <text:p text:style-name="P32">Unterpunkt</text:p>
            </text:list-item>
          </text:list>
        </text:list-item>
      </text:list>
      <text:p text:style-name="P28"/>
      <table:table table:name="Tabelle3" table:style-name="Tabelle3">
        <table:table-column table:style-name="Tabelle3.A" table:number-columns-repeated="3"/>
        <table:table-row>
          <table:table-cell table:style-name="Tabelle3.A1" office:value-type="string">
            <text:p text:style-name="P43">Tabelle</text:p>
          </table:table-cell>
          <table:table-cell table:style-name="Tabelle3.A1" office:value-type="string">
            <text:p text:style-name="P45"/>
          </table:table-cell>
          <table:table-cell table:style-name="Tabelle3.C1" office:value-type="string">
            <text:p text:style-name="P45"/>
          </table:table-cell>
        </table:table-row>
        <table:table-row>
          <table:table-cell table:style-name="Tabelle3.B2" office:value-type="string">
            <text:p text:style-name="P46">Unterpunkt</text:p>
          </table:table-cell>
          <table:table-cell table:style-name="Tabelle3.B2" office:value-type="string">
            <text:p text:style-name="P47"/>
          </table:table-cell>
          <table:table-cell table:style-name="Tabelle3.C2" office:value-type="string">
            <text:p text:style-name="P47"/>
          </table:table-cell>
        </table:table-row>
      </table:table>
      <text:p text:style-name="P28"/>
      <text:p text:style-name="P28"/>
      <text:p text:style-name="P36">Andere Bilder mit Quelle einfügen.</text:p>
      <text:p text:style-name="P36"/>
      <text:p text:style-name="P36"><text:soft-page-break/></text:p>
      <text:p text:style-name="P8">Спасибо большое за информацию помощь й ц у к е не г ш щ з х ф ы в а р р о л д ж э я с с м и т б б ю</text:p>
      <text:p text:style-name="P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4.896cm" fo:margin-left="0.011cm" table:align="left"/>
    </style:style>
    <style:style style:name="Tabelle2.A" style:family="table-column">
      <style:table-column-properties style:column-width="8.493cm"/>
    </style:style>
    <style:style style:name="Tabelle2.B" style:family="table-column">
      <style:table-column-properties style:column-width="6.403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4.896cm" table:align="margins"/>
    </style:style>
    <style:style style:name="Tabelle1.A" style:family="table-column">
      <style:table-column-properties style:column-width="7.447cm" style:rel-column-width="32767*"/>
    </style:style>
    <style:style style:name="Tabelle1.B" style:family="table-column">
      <style:table-column-properties style:column-width="7.449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36569" officeooo:paragraph-rsid="00136569"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153063" officeooo:paragraph-rsid="00153063"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T1" style:family="text">
      <style:text-properties officeooo:rsid="0013656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2.462cm" svg:y="-2.286cm" svg:width="3.817cm" svg:height="1.771cm" draw:z-index="1"><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Projektplan</text:p>
            </table:table-cell>
            <table:table-cell table:style-name="Tabelle2.B2" office:value-type="string">
              <text:p text:style-name="MP3"><text:span text:style-name="MT1">02.0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Noah Lehmann</text:p>
            </table:table-cell>
            <table:table-cell table:style-name="Tabelle1.A1" office:value-type="string">
              <text:p text:style-name="MP6"><text:page-number text:select-page="current">8</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09T14:22:54.117346092</dc:date>
    <meta:editing-duration>PT43M32S</meta:editing-duration>
    <meta:editing-cycles>12</meta:editing-cycles>
    <meta:generator>LibreOffice/5.4.5.1$Linux_X86_64 LibreOffice_project/40m0$Build-1</meta:generator>
    <meta:document-statistic meta:table-count="4" meta:image-count="1" meta:object-count="0" meta:page-count="8" meta:paragraph-count="59" meta:word-count="1470" meta:character-count="10378" meta:non-whitespace-character-count="8959"/>
  </office:meta>
</office:document-meta>
</file>